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2.194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2.285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4.45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524cm" svg:x="2.651cm" svg:y="1.635cm">
          <text:p text:style-name="P1">On document lo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937cm" svg:height="1.524cm" svg:x="14.589cm" svg:y="1.635cm">
          <text:p text:style-name="P1">On filter ch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953cm" svg:height="1.651cm" svg:x="2.016cm" svg:y="4.302cm">
          <text:p text:style-name="P1">Get posi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1.651cm" svg:x="9.255cm" svg:y="12.811cm">
          <text:p text:style-name="P1">Load ta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1.651cm" svg:x="2.016cm" svg:y="7.477cm">
          <text:p text:style-name="P1">Get zoomlevel</text:p>
          <text:p text:style-name="P1">Load tab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1.651cm" svg:x="2.034cm" svg:y="10.906cm">
          <text:p text:style-name="P1">Initial setup of ma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1.524cm" svg:x="9.636cm" svg:y="9.89cm">
          <text:p text:style-name="P1">On resiz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4.953cm" svg:height="1.651cm" svg:x="9.255cm" svg:y="15.351cm">
          <text:p text:style-name="P1">Set mark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53cm" svg:height="1.651cm" svg:x="14.335cm" svg:y="4.175cm">
          <text:p text:style-name="P1">Load ta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22:42:57.274972309</meta:creation-date>
    <dc:date>2017-11-17T23:37:15.607261882</dc:date>
    <meta:editing-duration>PT54M16S</meta:editing-duration>
    <meta:editing-cycles>4</meta:editing-cycles>
    <meta:generator>LibreOffice/4.3.3.2$Linux_X86_64 LibreOffice_project/430m0$Build-2</meta:generator>
    <meta:document-statistic meta:object-count="9"/>
  </office:meta>
</office:document-meta>
</file>